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InvocationCheckerTest.buildIntArgMethod( InvocationBuilder invocation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CheckerTest.shouldReportUsingInvoc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issingInvocationCheckerTest.buildMultiArg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InvocationCheckerTest.shouldPassBecauseActualInvocation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InvocationCheckerTest.shouldSpecifyPosition1WhenWantedInvocationD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ssingInvocationCheckerTest.shouldReportWantedButNot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Invocation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CheckerTest.build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vocationBuilder.matches( Objec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CheckerTest.buildDiffer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InvocationCheckerTest.shouldSpecifyPosition0WhenWantedInvocationD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InvocationBuilder.getArgumentsAsMatch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ssingInvocationCheckerTest.shouldReportWantedInvocationD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ssingInvocationCheckerTest.shouldNotSpecifyPositionWhenWantedSingleArgInvocationS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issingInvocationCheckerTest.shouldSpecifyPosition0And1WhenWantedInvocationDiffersFrom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stomInvocationBuilder.createInvocation( MockReference &lt; Object &gt; mockRef , MockitoMethod mockitoMethod , final Object [ ] arguments , RealMethod realMethod , Location location , int sequenc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